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paragraph-properties fo:margin-left="0cm" fo:margin-right="0cm" fo:margin-top="0.06cm" fo:margin-bottom="0cm" style:contextual-spacing="false" fo:line-height="100%" fo:orphans="0" fo:widows="0" fo:text-indent="1.217cm" style:auto-text-indent="false" fo:padding="0cm" fo:border="none" style:shadow="none" style:join-border="false"/>
      <style:text-properties officeooo:paragraph-rsid="000c35fb"/>
    </style:style>
    <style:style style:name="P2" style:family="paragraph" style:parent-style-name="Standard">
      <style:paragraph-properties fo:margin-left="0cm" fo:margin-right="1.667cm" fo:line-height="87%" fo:orphans="0" fo:widows="0" fo:text-indent="0cm" style:auto-text-indent="false" fo:padding="0cm" fo:border="none" style:shadow="none" style:join-border="false"/>
      <style:text-properties officeooo:paragraph-rsid="000c35fb"/>
    </style:style>
    <style:style style:name="P3" style:family="paragraph" style:parent-style-name="Standard">
      <style:paragraph-properties fo:text-align="center" style:justify-single-word="false"/>
      <style:text-properties officeooo:paragraph-rsid="000c35fb"/>
    </style:style>
    <style:style style:name="P4" style:family="paragraph" style:parent-style-name="Standard">
      <style:paragraph-properties fo:text-align="justify" style:justify-single-word="false"/>
      <style:text-properties officeooo:paragraph-rsid="000c35fb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officeooo:rsid="000c35fb" officeooo:paragraph-rsid="000c35fb"/>
    </style:style>
    <style:style style:name="P7" style:family="paragraph" style:parent-style-name="Standard">
      <style:paragraph-properties fo:text-align="justify" style:justify-single-word="false"/>
      <style:text-properties officeooo:rsid="000c35fb" officeooo:paragraph-rsid="000c35fb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c35fb" officeooo:paragraph-rsid="000c35fb" style:font-weight-asian="bold" style:font-weight-complex="bold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4pt" fo:font-weight="bold" style:font-size-asian="14pt" style:font-weight-asian="bold" style:font-size-complex="14pt" style:font-weight-complex="bold" fo:background-color="#ffffff"/>
    </style:style>
    <style:style style:name="T6" style:family="text">
      <style:text-properties fo:color="#000000" loext:opacity="100%" fo:font-size="14pt" fo:font-weight="bold" officeooo:rsid="000c35fb" style:font-size-asian="14pt" style:font-weight-asian="bold" style:font-size-complex="14pt" style:font-weight-complex="bold" fo:background-color="#ffffff"/>
    </style:style>
    <style:style style:name="T7" style:family="text">
      <style:text-properties fo:color="#000000" loext:opacity="100%" fo:font-size="14pt" style:font-size-asian="14pt" style:font-size-complex="14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Ferramentas CASE</text:span></text:p>
      <text:p text:style-name="P6"><text:span text:style-name="T6">P</text:span><text:span text:style-name="T5">erguntas</text:span></text:p>
      <text:p text:style-name="P4"><text:span text:style-name="T6"/></text:p>
      <text:p text:style-name="P5">1) A ferramenta (software) brModelo, utilizada na disciplina, é uma Ferramenta CASE?</text:p>
      <text:p text:style-name="P5"/>
      <text:p text:style-name="P5">2) Com base em seus estudos sobre os materiais pesquisados (no mínimo as duas videoaulas), e outros materiais que você pode se sentir à vontade em consultar após o estudo das dos materiais básicos indicados nesta atividade, justifique a sua resposta a pergunta anterior (número 1), subsidiando a sua resposta de forma mais esclarecedora (justificando a resposta da questão 1)?</text:p>
      <text:p text:style-name="P5"/>
      <text:p text:style-name="P8"><text:span text:style-name="T7">Respostas</text:span></text:p>
      <text:p text:style-name="P8"><text:span text:style-name="T7"/></text:p>
      <text:p text:style-name="P7">As ferramentas CASE são ferramentas computacionais utilizadas para auxiliar nas atividades de desenvolvimento de software, desde a elicitação de requisitos e modelagem de dados até a programação e testes. Portanto, uma ferramenta que facilita o processo de desenvolvimento em uma ou mais etapas do ciclo de desenvolvimento é classificada como ferramenta CASE. Partindo dessa premissa, podemos considerar o brModelo uma Ferramenta CASE, pois é uma ferramenta computacional que segue os padrões acima cit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1.667cm" fo:line-height="87%" fo:orphans="0" fo:widows="0" fo:text-indent="0cm" style:auto-text-indent="false" fo:padding="0cm" fo:border="none" style:shadow="none" style:join-border="false"/>
      <style:text-properties officeooo:paragraph-rsid="000c35fb"/>
    </style:style>
    <style:style style:name="MP2" style:family="paragraph" style:parent-style-name="Standard">
      <style:paragraph-properties fo:margin-left="0cm" fo:margin-right="0cm" fo:margin-top="0.06cm" fo:margin-bottom="0cm" style:contextual-spacing="false" fo:line-height="100%" fo:orphans="0" fo:widows="0" fo:text-indent="1.217cm" style:auto-text-indent="false" fo:padding="0cm" fo:border="none" style:shadow="none" style:join-border="false"/>
      <style:text-properties officeooo:paragraph-rsid="000c35fb"/>
    </style:style>
    <style:style style:name="MT1" style:family="text">
      <style:text-properties fo:color="#000000" loext:opacity="100%" fo:font-weight="bold" style:font-weight-asian="bold" style:font-weight-complex="bold"/>
    </style:style>
    <style:style style:name="MT2" style:family="text"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Disciplina: </text:span><text:span text:style-name="MT2">Sistemas de Banco de Dados 1 </text:span><text:tab/><text:span text:style-name="MT2">Turma: </text:span><text:span text:style-name="MT1">01</text:span></text:p>
        <text:p text:style-name="MP2"><text:span text:style-name="MT1">Aluno: </text:span>Nicolas Chagas Souza</text:p>
        <text:p text:style-name="MP2"><text:span text:style-name="MT1">Matrícula</text:span><text:span text:style-name="MT2">: </text:span>2000423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1:27:44.691613180</meta:creation-date>
    <dc:date>2022-07-04T21:42:06.201742049</dc:date>
    <meta:editing-duration>PT14M24S</meta:editing-duration>
    <meta:editing-cycles>2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9" meta:word-count="164" meta:character-count="1100" meta:non-whitespace-character-count="943"/>
  </office:meta>
</office:document-meta>
</file>